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6pt" officeooo:rsid="000003ca" officeooo:paragraph-rsid="000003ca" style:font-size-asian="26pt" style:font-size-complex="26pt"/>
    </style:style>
    <style:style style:name="P2" style:family="paragraph" style:parent-style-name="Standard">
      <style:text-properties fo:font-size="26pt" officeooo:rsid="000169b3" officeooo:paragraph-rsid="000169b3" style:font-size-asian="26pt" style:font-size-complex="26pt"/>
    </style:style>
    <style:style style:name="P3" style:family="paragraph" style:parent-style-name="Standard">
      <style:text-properties fo:font-size="26pt" officeooo:rsid="0002603d" officeooo:paragraph-rsid="0002603d" style:font-size-asian="26pt" style:font-size-complex="26pt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ção1">
        <text:p text:style-name="P1">Libre Office</text:p>
        <text:p text:style-name="P1"/>
        <text:p text:style-name="P1">Scribus</text:p>
        <text:p text:style-name="P1"/>
        <text:p text:style-name="P1">VLC</text:p>
        <text:p text:style-name="P1"/>
        <text:p text:style-name="P1">thunderbird</text:p>
        <text:p text:style-name="P1"/>
        <text:p text:style-name="P1">Eclipse</text:p>
        <text:p text:style-name="P1"/>
        <text:p text:style-name="P1">Net Beans</text:p>
        <text:p text:style-name="P1"/>
        <text:p text:style-name="P1">Gimp</text:p>
        <text:p text:style-name="P1"/>
        <text:p text:style-name="P1">Blender</text:p>
        <text:p text:style-name="P1"/>
        <text:p text:style-name="P1">Linux Ubuntu</text:p>
        <text:p text:style-name="P1"/>
        <text:p text:style-name="P1">Linux Debian</text:p>
        <text:p text:style-name="P1"/>
        <text:p text:style-name="P1">Linux Fedora</text:p>
        <text:p text:style-name="P1"/>
        <text:p text:style-name="P1">PHP</text:p>
        <text:p text:style-name="P1"/>
        <text:p text:style-name="P1">NetBeans</text:p>
        <text:p text:style-name="P1"/>
        <text:p text:style-name="P1">7Zip</text:p>
        <text:p text:style-name="P1"/>
        <text:p text:style-name="P2">Linux Kurumin</text:p>
        <text:p text:style-name="P2"/>
        <text:p text:style-name="P2">Gcompris</text:p>
        <text:p text:style-name="P2"/>
        <text:p text:style-name="P2">Linux Educacional</text:p>
        <text:p text:style-name="P2"/>
        <text:p text:style-name="P2">GIT</text:p>
        <text:p text:style-name="P2"/>
        <text:p text:style-name="P2">Joomla</text:p>
        <text:p text:style-name="P2"/>
        <text:p text:style-name="P3">wordpress</text:p>
        <text:p text:style-name="P3"/>
        <text:p text:style-name="P3">HTML</text:p>
        <text:p text:style-name="P3"/>
        <text:p text:style-name="P3">CSS</text:p>
        <text:p text:style-name="P3"/>
        <text:p text:style-name="P3">Android</text:p>
        <text:p text:style-name="P3"/>
      </text:section>
      <text:p text:style-name="P3"><text:s/></text:p>
      <text:p text:style-name="P2"><text:soft-page-break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8T08:40:35.305000000</meta:creation-date>
    <dc:date>2016-04-26T10:25:04.304000000</dc:date>
    <meta:editing-duration>PT1H59M54S</meta:editing-duration>
    <meta:editing-cycles>4</meta:editing-cycles>
    <meta:generator>LibreOffice/5.1.2.2$Windows_x86 LibreOffice_project/d3bf12ecb743fc0d20e0be0c58ca359301eb705f</meta:generator>
    <meta:print-date>2016-04-26T09:56:53.510000000</meta:print-date>
    <meta:document-statistic meta:table-count="0" meta:image-count="0" meta:object-count="0" meta:page-count="2" meta:paragraph-count="24" meta:word-count="30" meta:character-count="182" meta:non-whitespace-character-count="174"/>
  </office:meta>
</office:document-meta>
</file>